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307" officeooo:paragraph-rsid="000e3307"/>
    </style:style>
    <style:style style:name="P2" style:family="paragraph" style:parent-style-name="Standard">
      <style:text-properties officeooo:rsid="000e3307" officeooo:paragraph-rsid="00109aaf"/>
    </style:style>
    <style:style style:name="P3" style:family="paragraph" style:parent-style-name="Standard">
      <style:text-properties officeooo:rsid="00100c72" officeooo:paragraph-rsid="00100c72"/>
    </style:style>
    <style:style style:name="P4" style:family="paragraph" style:parent-style-name="Standard">
      <style:text-properties officeooo:rsid="00125bb8" officeooo:paragraph-rsid="00125bb8"/>
    </style:style>
    <style:style style:name="P5" style:family="paragraph" style:parent-style-name="Standard">
      <style:text-properties officeooo:rsid="001277f4" officeooo:paragraph-rsid="001277f4"/>
    </style:style>
    <style:style style:name="P6" style:family="paragraph" style:parent-style-name="Standard">
      <style:text-properties officeooo:rsid="001323a0" officeooo:paragraph-rsid="001323a0"/>
    </style:style>
    <style:style style:name="T1" style:family="text">
      <style:text-properties officeooo:rsid="00109aaf"/>
    </style:style>
    <style:style style:name="T2" style:family="text">
      <style:text-properties officeooo:rsid="00110674"/>
    </style:style>
    <style:style style:name="T3" style:family="text">
      <style:text-properties officeooo:rsid="00125bb8"/>
    </style:style>
    <style:style style:name="T4" style:family="text">
      <style:text-properties officeooo:rsid="001277f4"/>
    </style:style>
    <style:style style:name="T5" style:family="text">
      <style:text-properties officeooo:rsid="00132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sulle pagine su git (parto dalle tre per le quali erano state annunciate modifiche su fb)</text:p>
      <text:p text:style-name="P1"/>
      <text:p text:style-name="P3">Nb(self):appunto generale is all good with div contenuto &amp; imageIndex? Shoud they be swiched?</text:p>
      <text:p text:style-name="P5">Se esiste il div “box” a cosa serve “imageIndex” nella home? </text:p>
      <text:p text:style-name="P6">Guarda quanto abbiamo di php</text:p>
      <text:p text:style-name="P6"/>
      <text:p text:style-name="P5"><text:span text:style-name="T5">In </text:span>generale</text:p>
      <text:p text:style-name="P2">-presto sarà ora di rendere attivi i link presenti nell<text:span text:style-name="T2">e</text:span> pagin<text:span text:style-name="T2">e</text:span></text:p>
      <text:p text:style-name="P2">-<text:span text:style-name="T2">breadcrumbs &amp; menù devono essere consistenti</text:span></text:p>
      <text:p text:style-name="P2">-<text:span text:style-name="T2">fare nuovo check su tutte le pagine sui caratteri da convertite in entità html</text:span></text:p>
      <text:p text:style-name="P2">-<text:span text:style-name="T3">div box va inserito in tutte le pagine con contenuto</text:span></text:p>
      <text:p text:style-name="P2">-<text:span text:style-name="T3">il layout è statico? Se il contenuto è lungo il footer si piazza prima della fine del contenuto… no bueno</text:span></text:p>
      <text:p text:style-name="P2">-<text:span text:style-name="T4">confronta con pagine locali (mie), avevo fatto ulteriori modifiche?</text:span></text:p>
      <text:p text:style-name="P2"/>
      <text:p text:style-name="P1">Home:</text:p>
      <text:p text:style-name="P1">-nessun cambiamento visibile a occhio nell'aspetto</text:p>
      <text:p text:style-name="P1">-presto sarà ora di rendere attivi i link presenti nella pagina</text:p>
      <text:p text:style-name="P1">-domanda: Marco ha ricaricato la pagina dopo Francesco, ci sono stati cambiamenti tra le due versioni?</text:p>
      <text:p text:style-name="P1"/>
      <text:p text:style-name="P1">Sede:</text:p>
      <text:p text:style-name="P1">-css ancora da perfezionare direi</text:p>
      <text:p text:style-name="P1"><text:tab/>→ se fosse possibile trovare un'alternativa alla barra di scorrimento laterale per vedere il <text:tab/>contenuto sarebbe una buona cosa, ci vogliono “preziosi secondi” per rendersi conto della <text:tab/>sua presenza e non mi pare dia una buona mostra di se, non rende molto piacevole la lettura</text:p>
      <text:p text:style-name="P1"><text:tab/>→ il riquadro del contenuto sfora nel riquadro dei breadcrumbs </text:p>
      <text:p text:style-name="P1"><text:tab/>→2 angoli arrotondati e 2 no non sono molto piacevoli</text:p>
      <text:p text:style-name="P1">-domanda: breadcrumbs deve essere “home→sede” o solo “sede”? </text:p>
      <text:p text:style-name="P1"/>
      <text:p text:style-name="P3">Login:</text:p>
      <text:p text:style-name="P3">-<text:span text:style-name="T1">consiglio: usare il div box introdotto da Francesco sulla pagina sede risolve il problema di visibilità, MA</text:span></text:p>
      <text:p text:style-name="P3"><text:tab/>→<text:span text:style-name="T1"> i campi visualizzati come sono (uno dopo l'altro sulla stessa riga, con poco spazio in <text:tab/>mezzo non è molto piacevole)</text:span></text:p>
      <text:p text:style-name="P3"><text:tab/>→<text:span text:style-name="T1"> persistono i problemi estetici presenti nella pagina sede</text:span></text:p>
      <text:p text:style-name="P3">-<text:span text:style-name="T1">breadcrumbs deve dare la risposta corretta, non Home senza dubbio</text:span></text:p>
      <text:p text:style-name="P3">-<text:span text:style-name="T3">mettere il menù giusto</text:span></text:p>
      <text:p text:style-name="P3"/>
      <text:p text:style-name="P4">Biglietti, Faq</text:p>
      <text:p text:style-name="P4">-manca il titolo nei meta</text:p>
      <text:p text:style-name="P4"/>
      <text:p text:style-name="P4">Orario</text:p>
      <text:p text:style-name="P4">-domanda: il box dovrebbe contenere anche la tabella? I colori della tabella vanno bene(estetica &amp; accessibilità)?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1:50:20.822000000</meta:creation-date>
    <dc:date>2017-01-31T13:05:24.712000000</dc:date>
    <meta:editing-duration>PT13M37S</meta:editing-duration>
    <meta:editing-cycles>3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31" meta:word-count="318" meta:character-count="1960" meta:non-whitespace-character-count="1661"/>
  </office:meta>
</office:document-meta>
</file>